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52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71cm"/>
    </style:style>
    <style:style style:name="co6" style:family="table-column">
      <style:table-column-properties fo:break-before="auto" style:column-width="6.209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grayscale 1000x1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6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4.6933e+04</text:p>
          </table:table-cell>
          <table:table-cell office:value-type="float" office:value="338.4" calcext:value-type="float">
            <text:p>338,4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3.1460e+04</text:p>
          </table:table-cell>
          <table:table-cell office:value-type="string" calcext:value-type="string">
            <text:p>510.3</text:p>
          </table:table-cell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1.2450e+04</text:p>
          </table:table-cell>
          <table:table-cell office:value-type="float" office:value="1673.8" calcext:value-type="float">
            <text:p>1673,8</text:p>
          </table:table-cell>
          <table:table-cell office:value-type="float" office:value="299" calcext:value-type="float">
            <text:p>299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LMAFIT 600</text:p>
          </table:table-cell>
          <table:table-cell table:number-columns-repeated="5"/>
          <table:table-cell office:value-type="string" calcext:value-type="string">
            <text:p>ASD 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9.8803e+04</text:p>
          </table:table-cell>
          <table:table-cell office:value-type="string" calcext:value-type="string">
            <text:p>22.088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string" calcext:value-type="string">
            <text:p>9.4486e+07</text:p>
          </table:table-cell>
          <table:table-cell office:value-type="string" calcext:value-type="string">
            <text:p>82.544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8.9646e+04</text:p>
          </table:table-cell>
          <table:table-cell office:value-type="string" calcext:value-type="string">
            <text:p>46.2236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6.0910e+07</text:p>
          </table:table-cell>
          <table:table-cell office:value-type="string" calcext:value-type="string">
            <text:p><text:s/>328.32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7.4420e+04</text:p>
          </table:table-cell>
          <table:table-cell office:value-type="string" calcext:value-type="string">
            <text:p>155.5143</text:p>
          </table:table-cell>
          <table:table-cell office:value-type="float" office:value="483" calcext:value-type="float">
            <text:p>483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LMAFIT 400</text:p>
          </table:table-cell>
          <table:table-cell table:number-columns-repeated="5"/>
          <table:table-cell office:value-type="string" calcext:value-type="string">
            <text:p>ASD 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9.1765e+04</text:p>
          </table:table-cell>
          <table:table-cell office:value-type="string" calcext:value-type="string">
            <text:p><text:s/>67.1838</text:p>
          </table:table-cell>
          <table:table-cell office:value-type="float" office:value="398" calcext:value-type="float">
            <text:p>398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string" calcext:value-type="string">
            <text:p>3.9743e+07</text:p>
          </table:table-cell>
          <table:table-cell office:value-type="float" office:value="1012" calcext:value-type="float">
            <text:p>1012</text:p>
          </table:table-cell>
          <table:table-cell office:value-type="float" office:value="9095" calcext:value-type="float">
            <text:p>9095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8.0442e+04</text:p>
          </table:table-cell>
          <table:table-cell office:value-type="string" calcext:value-type="string">
            <text:p>188.0876</text:p>
          </table:table-cell>
          <table:table-cell office:value-type="float" office:value="1022" calcext:value-type="float">
            <text:p>1022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ne konvergira</text:p>
          </table:table-cell>
          <table:table-cell table:number-columns-repeated="4"/>
          <table:table-cell office:value-type="float" office:value="0.6" calcext:value-type="float">
            <text:p>0,6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LMAFIT 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6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8.3933e+04</text:p>
          </table:table-cell>
          <table:table-cell office:value-type="string" calcext:value-type="string">
            <text:p>173.3061</text:p>
          </table:table-cell>
          <table:table-cell office:value-type="float" office:value="1396" calcext:value-type="float">
            <text:p>1396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6.9521e+04</text:p>
          </table:table-cell>
          <table:table-cell office:value-type="string" calcext:value-type="string">
            <text:p>1487.2</text:p>
          </table:table-cell>
          <table:table-cell office:value-type="float" office:value="12245" calcext:value-type="float">
            <text:p>12245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ne konvergira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NNM – 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5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1" office:value-type="float" office:value="7698.6" calcext:value-type="float">
            <text:p>7,70E+03</text:p>
          </table:table-cell>
          <table:table-cell table:formula="of:=[.B35]/(1000*1000*(1-[.A35]))" office:value-type="float" office:value="0.011844" calcext:value-type="float">
            <text:p>0,011844</text:p>
          </table:table-cell>
          <table:table-cell office:value-type="float" office:value="824" calcext:value-type="float">
            <text:p>824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1" office:value-type="float" office:value="5297.4" calcext:value-type="float">
            <text:p>5,30E+03</text:p>
          </table:table-cell>
          <table:table-cell table:formula="of:=[.B36]/(1000*1000*(1-[.A36]))" office:value-type="float" office:value="0.00963163636363636" calcext:value-type="float">
            <text:p>0,00963163636363636</text:p>
          </table:table-cell>
          <table:table-cell office:value-type="string" calcext:value-type="string">
            <text:p>497.51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1" office:value-type="float" office:value="3583.2" calcext:value-type="float">
            <text:p>3,58E+03</text:p>
          </table:table-cell>
          <table:table-cell table:formula="of:=[.B37]/(1000*1000*(1-[.A37]))" office:value-type="float" office:value="0.008958" calcext:value-type="float">
            <text:p>0,008958</text:p>
          </table:table-cell>
          <table:table-cell office:value-type="float" office:value="349.75" calcext:value-type="float">
            <text:p>349,7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</table:table>
      <table:table table:name="grayscale 300x300 preprost motiv" table:style-name="ta1"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1" office:value-type="float" office:value="13380" calcext:value-type="float">
            <text:p>1,34E+04</text:p>
          </table:table-cell>
          <table:table-cell table:formula="of:=[.B5]/(300*300*(1-[.A5]))" office:value-type="float" office:value="0.228717948717949" calcext:value-type="float">
            <text:p>0,228717948717949</text:p>
          </table:table-cell>
          <table:table-cell office:value-type="float" office:value="42.5" calcext:value-type="float">
            <text:p>42,5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1" office:value-type="float" office:value="6622.7" calcext:value-type="float">
            <text:p>6,62E+03</text:p>
          </table:table-cell>
          <table:table-cell table:formula="of:=[.B6]/(300*300*(1-[.A6]))" office:value-type="float" office:value="0.133791919191919" calcext:value-type="float">
            <text:p>0,133791919191919</text:p>
          </table:table-cell>
          <table:table-cell office:value-type="float" office:value="126" calcext:value-type="float">
            <text:p>126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Ce povecamo regulacijsko mejo je rezultat boljsi, 8(n1 + n2)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1" office:value-type="float" office:value="1628.2" calcext:value-type="float">
            <text:p>1,63E+03</text:p>
          </table:table-cell>
          <table:table-cell table:formula="of:=[.B7]/(300*300*(1-[.A7]))" office:value-type="float" office:value="0.0452277777777778" calcext:value-type="float">
            <text:p>0,0452277777777778</text:p>
          </table:table-cell>
          <table:table-cell office:value-type="float" office:value="354.31" calcext:value-type="float">
            <text:p>354,31</text:p>
          </table:table-cell>
          <table:table-cell office:value-type="float" office:value="1242" calcext:value-type="float">
            <text:p>1242</text:p>
          </table:table-cell>
          <table:table-cell table:number-columns-repeated="2"/>
        </table:table-row>
        <table:table-row table:style-name="ro1">
          <table:table-cell office:value-type="float" office:value="0.9363" calcext:value-type="float">
            <text:p>0,9363</text:p>
          </table:table-cell>
          <table:table-cell table:style-name="ce1" office:value-type="float" office:value="2987.2" calcext:value-type="float">
            <text:p>2,99E+03</text:p>
          </table:table-cell>
          <table:table-cell table:formula="of:=[.B8]/(300*300*(1-[.A8]))" office:value-type="float" office:value="0.521053549624978" calcext:value-type="float">
            <text:p>0,521053549624978</text:p>
          </table:table-cell>
          <table:table-cell office:value-type="float" office:value="594.32" calcext:value-type="float">
            <text:p>594,32</text:p>
          </table:table-cell>
          <table:table-cell office:value-type="float" office:value="2328" calcext:value-type="float">
            <text:p>2328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1" office:value-type="float" office:value="1513.8" calcext:value-type="float">
            <text:p>1,51E+03</text:p>
          </table:table-cell>
          <table:table-cell table:formula="of:=[.B14]/(300*300*(1-[.A14]))" office:value-type="float" office:value="0.0258769230769231" calcext:value-type="float">
            <text:p>0,0258769230769231</text:p>
          </table:table-cell>
          <table:table-cell office:value-type="float" office:value="51.73" calcext:value-type="float">
            <text:p>51,7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1" office:value-type="float" office:value="1148.1" calcext:value-type="float">
            <text:p>1,15E+03</text:p>
          </table:table-cell>
          <table:table-cell table:formula="of:=[.B15]/(300*300*(1-[.A15]))" office:value-type="float" office:value="0.0231939393939394" calcext:value-type="float">
            <text:p>0,023193939393939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1" office:value-type="float" office:value="637.8261" calcext:value-type="float">
            <text:p>6,38E+02</text:p>
          </table:table-cell>
          <table:table-cell table:formula="of:=[.B16]/(300*300*(1-[.A16]))" office:value-type="float" office:value="0.0177173916666667" calcext:value-type="float">
            <text:p>0,0177173916666667</text:p>
          </table:table-cell>
          <table:table-cell office:value-type="float" office:value="40.88" calcext:value-type="float">
            <text:p>40,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9363" calcext:value-type="float">
            <text:p>0,9363</text:p>
          </table:table-cell>
          <table:table-cell office:value-type="float" office:value="218.32" calcext:value-type="float">
            <text:p>218,32</text:p>
          </table:table-cell>
          <table:table-cell table:formula="of:=[.B17]/(300*300*(1-[.A17]))" office:value-type="float" office:value="0.0380812837955695" calcext:value-type="float">
            <text:p>0,0380812837955695</text:p>
          </table:table-cell>
          <table:table-cell office:value-type="float" office:value="33.45" calcext:value-type="float">
            <text:p>33,4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lika z besedilom</text:p>
          </table:table-cell>
        </table:table-row>
      </table:table>
      <table:table table:name="grayscale 300x300 kompleksen motiv" table:style-name="ta1">
        <table:table-column table:style-name="co4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1" office:value-type="float" office:value="11244" calcext:value-type="float">
            <text:p>1,12E+04</text:p>
          </table:table-cell>
          <table:table-cell table:formula="of:=[.B5]/(300*300*(1-[.A5]))" office:value-type="float" office:value="0.192205128205128" calcext:value-type="float">
            <text:p>0,192205128205128</text:p>
          </table:table-cell>
          <table:table-cell office:value-type="float" office:value="23.369" calcext:value-type="float">
            <text:p>23,36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1" office:value-type="float" office:value="7696.2" calcext:value-type="float">
            <text:p>7,70E+03</text:p>
          </table:table-cell>
          <table:table-cell table:formula="of:=[.B6]/(300*300*(1-[.A6]))" office:value-type="float" office:value="0.155478787878788" calcext:value-type="float">
            <text:p>0,155478787878788</text:p>
          </table:table-cell>
          <table:table-cell office:value-type="float" office:value="52.5" calcext:value-type="float">
            <text:p>52,5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1" office:value-type="float" office:value="4383.7" calcext:value-type="float">
            <text:p>4,38E+03</text:p>
          </table:table-cell>
          <table:table-cell table:formula="of:=[.B7]/(300*300*(1-[.A7]))" office:value-type="float" office:value="0.121769444444444" calcext:value-type="float">
            <text:p>0,121769444444444</text:p>
          </table:table-cell>
          <table:table-cell office:value-type="float" office:value="80.59" calcext:value-type="float">
            <text:p>80,59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1" office:value-type="float" office:value="5768" calcext:value-type="float">
            <text:p>5,77E+03</text:p>
          </table:table-cell>
          <table:table-cell table:formula="of:=[.B14]/(300*300*(1-[.A14]))" office:value-type="float" office:value="0.0985982905982906" calcext:value-type="float">
            <text:p>0,0985982905982906</text:p>
          </table:table-cell>
          <table:table-cell office:value-type="string" calcext:value-type="string">
            <text:p>32.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1" office:value-type="float" office:value="4317" calcext:value-type="float">
            <text:p>4,32E+03</text:p>
          </table:table-cell>
          <table:table-cell table:formula="of:=[.B15]/(300*300*(1-[.A15]))" office:value-type="float" office:value="0.0872121212121212" calcext:value-type="float">
            <text:p>0,0872121212121212</text:p>
          </table:table-cell>
          <table:table-cell office:value-type="string" calcext:value-type="string">
            <text:p>27.08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1" office:value-type="float" office:value="2921.3" calcext:value-type="float">
            <text:p>2,92E+03</text:p>
          </table:table-cell>
          <table:table-cell table:formula="of:=[.B16]/(300*300*(1-[.A16]))" office:value-type="float" office:value="0.0811472222222222" calcext:value-type="float">
            <text:p>0,0811472222222222</text:p>
          </table:table-cell>
          <table:table-cell office:value-type="string" calcext:value-type="string">
            <text:p>26.5418</text:p>
          </table:table-cell>
          <table:table-cell office:value-type="float" office:value="5" calcext:value-type="float">
            <text:p>5</text:p>
          </table:table-cell>
        </table:table-row>
      </table:table>
      <table:table table:name="barvna 300x300 preprost motiv" table:style-name="ta1">
        <table:table-column table:style-name="co10" table:default-cell-style-name="Default"/>
        <table:table-column table:style-name="co4" table:number-columns-repeated="4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1" office:value-type="float" office:value="16541" calcext:value-type="float">
            <text:p>1,65E+04</text:p>
          </table:table-cell>
          <table:table-cell table:formula="of:=[.B5]/(300*300*3*(1-[.A5]))" office:value-type="float" office:value="0.0942507122507123" calcext:value-type="float">
            <text:p>0,0942507122507123</text:p>
          </table:table-cell>
          <table:table-cell office:value-type="string" calcext:value-type="string">
            <text:p>289.23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1" office:value-type="float" office:value="6306.6" calcext:value-type="float">
            <text:p>6,31E+03</text:p>
          </table:table-cell>
          <table:table-cell table:formula="of:=[.B6]/(300*300*3*(1-[.A6]))" office:value-type="float" office:value="0.0424686868686869" calcext:value-type="float">
            <text:p>0,0424686868686869</text:p>
          </table:table-cell>
          <table:table-cell office:value-type="string" calcext:value-type="string">
            <text:p>677.39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1" office:value-type="float" office:value="2186.7" calcext:value-type="float">
            <text:p>2,19E+03</text:p>
          </table:table-cell>
          <table:table-cell table:formula="of:=[.B7]/(300*300*3*(1-[.A7]))" office:value-type="float" office:value="0.0202472222222222" calcext:value-type="float">
            <text:p>0,0202472222222222</text:p>
          </table:table-cell>
          <table:table-cell office:value-type="float" office:value="967" calcext:value-type="float">
            <text:p>967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1" office:value-type="float" office:value="9841.3" calcext:value-type="float">
            <text:p>9,84E+03</text:p>
          </table:table-cell>
          <table:table-cell table:formula="of:=[.B12]/(300*300*3*(1-[.A12]))" office:value-type="float" office:value="0.0560757834757835" calcext:value-type="float">
            <text:p>0,0560757834757835</text:p>
          </table:table-cell>
          <table:table-cell office:value-type="float" office:value="84.19" calcext:value-type="float">
            <text:p>84,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1" office:value-type="float" office:value="2539.2" calcext:value-type="float">
            <text:p>2,54E+03</text:p>
          </table:table-cell>
          <table:table-cell table:formula="of:=[.B13]/(300*300*3*(1-[.A13]))" office:value-type="float" office:value="0.0170989898989899" calcext:value-type="float">
            <text:p>0,0170989898989899</text:p>
          </table:table-cell>
          <table:table-cell office:value-type="float" office:value="73.7" calcext:value-type="float">
            <text:p>73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1" office:value-type="float" office:value="1070.1" calcext:value-type="float">
            <text:p>1,07E+03</text:p>
          </table:table-cell>
          <table:table-cell table:formula="of:=[.B14]/(300*300*3*(1-[.A14]))" office:value-type="float" office:value="0.00990833333333333" calcext:value-type="float">
            <text:p>0,00990833333333333</text:p>
          </table:table-cell>
          <table:table-cell office:value-type="float" office:value="44.7084" calcext:value-type="float">
            <text:p>44,7084</text:p>
          </table:table-cell>
          <table:table-cell office:value-type="float" office:value="4" calcext:value-type="float">
            <text:p>4</text:p>
          </table:table-cell>
        </table:table-row>
      </table:table>
      <table:table table:name="barvna 300x300 kompleksen motiv" table:style-name="ta1">
        <table:table-column table:style-name="co4" table:default-cell-style-name="Default"/>
        <table:table-column table:style-name="co4" table:default-cell-style-name="ce1"/>
        <table:table-column table:style-name="co4" table:number-columns-repeated="3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V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tevilo znanih vrednosti</text:p>
          </table:table-cell>
          <table:table-cell table:style-name="Default"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16879" calcext:value-type="float">
            <text:p>1,69E+04</text:p>
          </table:table-cell>
          <table:table-cell table:formula="of:=[.B4]/(300*300*3*(1-[.A4]))" office:value-type="float" office:value="0.0961766381766382" calcext:value-type="float">
            <text:p>0,0961766381766382</text:p>
          </table:table-cell>
          <table:table-cell office:value-type="string" calcext:value-type="string">
            <text:p>260.61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11780" calcext:value-type="float">
            <text:p>1,18E+04</text:p>
          </table:table-cell>
          <table:table-cell table:formula="of:=[.B5]/(300*300*3*(1-[.A5]))" office:value-type="float" office:value="0.0793265993265993" calcext:value-type="float">
            <text:p>0,0793265993265993</text:p>
          </table:table-cell>
          <table:table-cell office:value-type="string" calcext:value-type="string">
            <text:p>332.62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6969.1" calcext:value-type="float">
            <text:p>6,97E+03</text:p>
          </table:table-cell>
          <table:table-cell table:formula="of:=[.B6]/(300*300*3*(1-[.A6]))" office:value-type="float" office:value="0.0645287037037037" calcext:value-type="float">
            <text:p>0,0645287037037037</text:p>
          </table:table-cell>
          <table:table-cell office:value-type="string" calcext:value-type="string">
            <text:p><text:s/>444.01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NNM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tevilo znanih vrednosti</text:p>
          </table:table-cell>
          <table:table-cell table:style-name="Default"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13784" calcext:value-type="float">
            <text:p>1,38E+04</text:p>
          </table:table-cell>
          <table:table-cell table:formula="of:=[.B11]/(300*300*3*(1-[.A11]))" office:value-type="float" office:value="0.0785413105413105" calcext:value-type="float">
            <text:p>0,0785413105413105</text:p>
          </table:table-cell>
          <table:table-cell office:value-type="string" calcext:value-type="string">
            <text:p>77.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8781.3" calcext:value-type="float">
            <text:p>8,78E+03</text:p>
          </table:table-cell>
          <table:table-cell table:formula="of:=[.B12]/(300*300*3*(1-[.A12]))" office:value-type="float" office:value="0.0591333333333333" calcext:value-type="float">
            <text:p>0,0591333333333333</text:p>
          </table:table-cell>
          <table:table-cell office:value-type="string" calcext:value-type="string">
            <text:p>63.07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5001.1" calcext:value-type="float">
            <text:p>5,00E+03</text:p>
          </table:table-cell>
          <table:table-cell table:formula="of:=[.B13]/(300*300*3*(1-[.A13]))" office:value-type="float" office:value="0.0463064814814815" calcext:value-type="float">
            <text:p>0,0463064814814815</text:p>
          </table:table-cell>
          <table:table-cell office:value-type="string" calcext:value-type="string">
            <text:p>56.17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21:19:30.330000000</meta:creation-date>
    <dc:date>2023-06-06T20:46:34.455000000</dc:date>
    <meta:editing-duration>PT14H38M4S</meta:editing-duration>
    <meta:editing-cycles>12</meta:editing-cycles>
    <meta:generator>LibreOffice/7.5.2.2$Windows_X86_64 LibreOffice_project/53bb9681a964705cf672590721dbc85eb4d0c3a2</meta:generator>
    <meta:document-statistic meta:table-count="5" meta:cell-count="290" meta:object-count="0"/>
  </office:meta>
</office:document-meta>
</file>